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bfe" officeooo:paragraph-rsid="00054bfe" fo:background-color="#ff3838"/>
    </style:style>
    <style:style style:name="P2" style:family="paragraph" style:parent-style-name="Standard">
      <style:text-properties officeooo:rsid="00054bfe" officeooo:paragraph-rsid="00054bfe" fo:background-color="#5eb91e"/>
    </style:style>
    <style:style style:name="T1" style:family="text">
      <style:text-properties officeooo:rsid="0005ff4b"/>
    </style:style>
    <style:style style:name="T2" style:family="text">
      <style:text-properties officeooo:rsid="00063b34"/>
    </style:style>
    <style:style style:name="Sect1" style:family="section">
      <style:section-properties style:editable="tru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section is n</text:span>ot editable.</text:p>
      <text:section text:style-name="Sect1" text:name="Section1">
        <text:p text:style-name="P2"><text:span text:style-name="T2">The section is e</text:span>ditable. <text:span text:style-name="T2">(show the formatting toolbar)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04:18:02.285000000</meta:creation-date>
    <dc:date>2025-01-29T10:17:11.638000000</dc:date>
    <meta:editing-duration>PT5M47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13" meta:character-count="82" meta:non-whitespace-character-count="71"/>
  </office:meta>
</office:document-meta>
</file>